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28.86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6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28pt" style:font-size-asian="28pt" style:font-size-complex="28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28pt" style:font-size-asian="28pt" style:font-size-complex="28pt"/>
    </style:style>
    <style:style style:name="ce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28pt" style:font-size-asian="28pt" style:font-size-complex="28pt"/>
    </style:style>
    <style:style style:name="ce12" style:family="table-cell" style:parent-style-name="Default" style:data-style-name="N0">
      <style:table-cell-properties style:vertical-align="middl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4" table:default-cell-style-name="ce1"/>
        <table:table-column table:style-name="co5" table:number-columns-repeated="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<text:span text:style-name="T1">Anleitung: Bitte kreuzen Sie an, inwieweit Sie den folgenden Aussagen zustimmen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1 = stimme überhaupt nicht zu <text:s text:c="5"/>5 = stimme voll und ganz zu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 office:value-type="string" calcext:value-type="string">
            <text:p>Nr.</text:p>
          </table:table-cell>
          <table:table-cell table:style-name="ce5" office:value-type="string" calcext:value-type="string">
            <text:p>Aussage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Ich denke, dass ich die Website gerne häufig benutzen würde.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28" office:value-type="string" calcext:value-type="string">
            <text:p>Ich finde die Webseite unnötig komplex.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Ich fand die Website einfach zu benutzen.</text:p>
          </table:table-cell>
          <table:table-cell table:style-name="ce16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29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6" office:value-type="string" calcext:value-type="string">
            <text:p>x</text:p>
          </table:table-cell>
          <table:table-cell table:style-name="ce17" table:number-columns-repeated="3"/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28" office:value-type="string" calcext:value-type="string">
            <text:p>Ich fand, die verschiedenen Funktionen in dieser Webseite waren gut integriert.</text:p>
          </table:table-cell>
          <table:table-cell table:style-name="ce16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28" office:value-type="string" calcext:value-type="string">
            <text:p>Ich denke, die Webseite enthielt zu viele Inkonsistenzen.</text:p>
          </table:table-cell>
          <table:table-cell table:style-name="ce16" office:value-type="string" calcext:value-type="string">
            <text:p>x</text:p>
          </table:table-cell>
          <table:table-cell table:style-name="ce17" table:number-columns-repeated="3"/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30" office:value-type="string" calcext:value-type="string">
            <text:p><text:s/>Ich kann mir vorstellen, dass die meisten Menschen den Umgang mit dieser Webseite sehr schnell lernen.</text:p>
          </table:table-cell>
          <table:table-cell table:style-name="ce16"/>
          <table:table-cell table:style-name="ce17" table:number-columns-repeated="3"/>
          <table:table-cell table:style-name="ce18" office:value-type="string" calcext:value-type="string">
            <text:p>x</text:p>
          </table:table-cell>
          <table:table-cell table:style-name="ce12" table:number-columns-repeated="1017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28" office:value-type="string" calcext:value-type="string">
            <text:p>Ich fand die Webseite sehr umständlich zu nutzen.</text:p>
          </table:table-cell>
          <table:table-cell table:style-name="ce16" office:value-type="string" calcext:value-type="string">
            <text:p>x</text:p>
          </table:table-cell>
          <table:table-cell table:style-name="ce17" table:number-columns-repeated="3"/>
          <table:table-cell table:style-name="ce18"/>
          <table:table-cell table:style-name="ce12" table:number-columns-repeated="1017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28" office:value-type="string" calcext:value-type="string">
            <text:p>Ich fühlte mich bei der Benutzung der Webseite sehr sicher</text:p>
          </table:table-cell>
          <table:table-cell table:style-name="ce16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8"/>
          <table:table-cell table:style-name="ce12" table:number-columns-repeated="1017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28" office:value-type="string" calcext:value-type="string">
            <text:p><text:s/>Ich musste eine Menge lernen, bevor ich anfangen konnte die Webseite zu verwenden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8"/>
          <table:table-cell table:style-name="ce12"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5-07-27T13:51:08.215000000</dc:date>
    <meta:editing-cycles>6</meta:editing-cycles>
    <meta:editing-duration>PT1M5S</meta:editing-duration>
    <meta:document-statistic meta:table-count="1" meta:cell-count="39" meta:object-count="0"/>
  </office:meta>
</office:document-meta>
</file>